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2.38pt" svg:height="343.33pt" svg:x="696.98pt" svg:y="73.05pt">
            <loext:p draw:notify-on-update-of-ranges="Sheet1.A2:Sheet1.A25 Sheet1.B1:Sheet1.B1 Sheet1.B2:Sheet1.B25 Sheet1.A2:Sheet1.A25 Sheet1.C1:Sheet1.C1 Sheet1.C2:Sheet1.C25 Sheet1.A2:Sheet1.A25 Sheet1.D1:Sheet1.D1 Sheet1.D2:Sheet1.D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eq (Hz)</text:p>
          </table:table-cell>
          <table:table-cell office:value-type="string" calcext:value-type="string">
            <text:p>MATLAB dB</text:p>
          </table:table-cell>
          <table:table-cell office:value-type="string" calcext:value-type="string">
            <text:p>C dB</text:p>
          </table:table-cell>
          <table:table-cell office:value-type="string" calcext:value-type="string">
            <text:p>SOS dB</text:p>
          </table:table-cell>
          <table:table-cell table:number-columns-repeated="3"/>
          <table:table-cell office:value-type="string" calcext:value-type="string">
            <text:p>c mag</text:p>
          </table:table-cell>
          <table:table-cell office:value-type="string" calcext:value-type="string">
            <text:p>matlab mag</text:p>
          </table:table-cell>
          <table:table-cell office:value-type="string" calcext:value-type="string">
            <text:p>sos m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0*LOG([.I2];10)" office:value-type="float" office:value="-49.3369115330475" calcext:value-type="float">
            <text:p>-49.336911533</text:p>
          </table:table-cell>
          <table:table-cell table:formula="of:=20*LOG([.H2]/10600; 10)" office:value-type="float" office:value="-21.616463862292" calcext:value-type="float">
            <text:p>-21.6164638623</text:p>
          </table:table-cell>
          <table:table-cell table:formula="of:=20*LOG([.J2]/10.6; 10)" office:value-type="float" office:value="-23.8559390511707" calcext:value-type="float">
            <text:p>-23.8559390512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office:value-type="float" office:value="0.00341314252145798" calcext:value-type="float">
            <text:p>0.003413142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*LOG([.I3];10)" office:value-type="float" office:value="-30.4835221115882" calcext:value-type="float">
            <text:p>-30.4835221116</text:p>
          </table:table-cell>
          <table:table-cell table:formula="of:=20*LOG([.H3]/10600; 10)" office:value-type="float" office:value="-18.9224923843429" calcext:value-type="float">
            <text:p>-18.9224923843</text:p>
          </table:table-cell>
          <table:table-cell table:formula="of:=20*LOG([.J3]/10.6; 10)" office:value-type="float" office:value="-22.8898454596796" calcext:value-type="float">
            <text:p>-22.8898454597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0.0299105152501121" calcext:value-type="float">
            <text:p>0.02991051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0*LOG([.I4];10)" office:value-type="float" office:value="-18.5780755990612" calcext:value-type="float">
            <text:p>-18.5780755991</text:p>
          </table:table-cell>
          <table:table-cell table:formula="of:=20*LOG([.H4]/10600; 10)" office:value-type="float" office:value="-21.616463862292" calcext:value-type="float">
            <text:p>-21.6164638623</text:p>
          </table:table-cell>
          <table:table-cell table:formula="of:=20*LOG([.J4]/10.6; 10)" office:value-type="float" office:value="-16.2092403443414" calcext:value-type="float">
            <text:p>-16.2092403443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office:value-type="float" office:value="0.117786690673505" calcext:value-type="float">
            <text:p>0.1177866907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*LOG([.I5];10)" office:value-type="float" office:value="-9.42318005234067" calcext:value-type="float">
            <text:p>-9.4231800523</text:p>
          </table:table-cell>
          <table:table-cell table:formula="of:=20*LOG([.H5]/10600; 10)" office:value-type="float" office:value="-16.4237176521769" calcext:value-type="float">
            <text:p>-16.4237176522</text:p>
          </table:table-cell>
          <table:table-cell table:formula="of:=20*LOG([.J5]/10.6; 10)" office:value-type="float" office:value="-8.3784900030833" calcext:value-type="float">
            <text:p>-8.3784900031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0.337941087558132" calcext:value-type="float">
            <text:p>0.3379410876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0*LOG([.I6];10)" office:value-type="float" office:value="-3.01029995663978" calcext:value-type="float">
            <text:p>-3.0102999566</text:p>
          </table:table-cell>
          <table:table-cell table:formula="of:=20*LOG([.H6]/10600; 10)" office:value-type="float" office:value="-8.12425069276055" calcext:value-type="float">
            <text:p>-8.1242506928</text:p>
          </table:table-cell>
          <table:table-cell table:formula="of:=20*LOG([.J6]/10.6; 10)" office:value-type="float" office:value="-2.35789008980368" calcext:value-type="float">
            <text:p>-2.3578900898</text:p>
          </table:table-cell>
          <table:table-cell table:number-columns-repeated="3"/>
          <table:table-cell office:value-type="float" office:value="4160" calcext:value-type="float">
            <text:p>4160</text:p>
          </table:table-cell>
          <table:table-cell office:value-type="float" office:value="0.70710678118655" calcext:value-type="float">
            <text:p>0.7071067812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*LOG([.I7];10)" office:value-type="float" office:value="-0.490793184302333" calcext:value-type="float">
            <text:p>-0.4907931843</text:p>
          </table:table-cell>
          <table:table-cell table:formula="of:=20*LOG([.H7]/10600; 10)" office:value-type="float" office:value="-2.18757307135309" calcext:value-type="float">
            <text:p>-2.1875730714</text:p>
          </table:table-cell>
          <table:table-cell table:formula="of:=20*LOG([.J7]/10.6; 10)" office:value-type="float" office:value="0" calcext:value-type="float">
            <text:p>0</text:p>
          </table:table-cell>
          <table:table-cell table:number-columns-repeated="3"/>
          <table:table-cell office:value-type="float" office:value="8240" calcext:value-type="float">
            <text:p>8240</text:p>
          </table:table-cell>
          <table:table-cell office:value-type="float" office:value="0.945062086642386" calcext:value-type="float">
            <text:p>0.9450620866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*LOG([.I8];10)" office:value-type="float" office:value="-0.0431819157242101" calcext:value-type="float">
            <text:p>-0.0431819157</text:p>
          </table:table-cell>
          <table:table-cell table:formula="of:=20*LOG([.H8]/10600; 10)" office:value-type="float" office:value="0" calcext:value-type="float">
            <text:p>0</text:p>
          </table:table-cell>
          <table:table-cell table:formula="of:=20*LOG([.J8]/10.6; 10)" office:value-type="float" office:value="0" calcext:value-type="float">
            <text:p>0</text:p>
          </table:table-cell>
          <table:table-cell table:number-columns-repeated="3"/>
          <table:table-cell office:value-type="float" office:value="10600" calcext:value-type="float">
            <text:p>10600</text:p>
          </table:table-cell>
          <table:table-cell office:value-type="float" office:value="0.995040835689554" calcext:value-type="float">
            <text:p>0.9950408357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*LOG([.I9];10)" office:value-type="float" office:value="-0.00138813945885173" calcext:value-type="float">
            <text:p>-0.0013881395</text:p>
          </table:table-cell>
          <table:table-cell table:formula="of:=20*LOG([.H9]/10600; 10)" office:value-type="float" office:value="0.000819384901138166" calcext:value-type="float">
            <text:p>0.0008193849</text:p>
          </table:table-cell>
          <table:table-cell table:formula="of:=20*LOG([.J9]/10.6; 10)" office:value-type="float" office:value="0" calcext:value-type="float">
            <text:p>0</text:p>
          </table:table-cell>
          <table:table-cell table:number-columns-repeated="3"/>
          <table:table-cell office:value-type="float" office:value="10601" calcext:value-type="float">
            <text:p>10601</text:p>
          </table:table-cell>
          <table:table-cell office:value-type="float" office:value="0.999840197308563" calcext:value-type="float">
            <text:p>0.999840197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0*LOG([.I10];10)" office:value-type="float" office:value="-0.00000110701755543682" calcext:value-type="float">
            <text:p>-0.000001107</text:p>
          </table:table-cell>
          <table:table-cell table:formula="of:=20*LOG([.H10]/10600; 10)" office:value-type="float" office:value="0.00163869251274911" calcext:value-type="float">
            <text:p>0.0016386925</text:p>
          </table:table-cell>
          <table:table-cell table:formula="of:=20*LOG([.J10]/10.6; 10)" office:value-type="float" office:value="0" calcext:value-type="float">
            <text:p>0</text:p>
          </table:table-cell>
          <table:table-cell table:number-columns-repeated="3"/>
          <table:table-cell office:value-type="float" office:value="10602" calcext:value-type="float">
            <text:p>10602</text:p>
          </table:table-cell>
          <table:table-cell office:value-type="float" office:value="0.999999872549902" calcext:value-type="float">
            <text:p>0.999999872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*LOG([.I11];10)" office:value-type="float" office:value="-0.00000245915822097029" calcext:value-type="float">
            <text:p>-2.45915822097029E-06</text:p>
          </table:table-cell>
          <table:table-cell table:formula="of:=20*LOG([.H11]/10600; 10)" office:value-type="float" office:value="0.00245792284941619" calcext:value-type="float">
            <text:p>0.0024579228</text:p>
          </table:table-cell>
          <table:table-cell table:formula="of:=20*LOG([.J11]/10.6; 10)" office:value-type="float" office:value="0" calcext:value-type="float">
            <text:p>0</text:p>
          </table:table-cell>
          <table:table-cell table:number-columns-repeated="3"/>
          <table:table-cell office:value-type="float" office:value="10603" calcext:value-type="float">
            <text:p>10603</text:p>
          </table:table-cell>
          <table:table-cell office:value-type="float" office:value="0.999999716878987" calcext:value-type="float">
            <text:p>0.9999997169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0*LOG([.I12];10)" office:value-type="float" office:value="-0.00125857646743718" calcext:value-type="float">
            <text:p>-0.0012585765</text:p>
          </table:table-cell>
          <table:table-cell table:formula="of:=20*LOG([.H12]/10600; 10)" office:value-type="float" office:value="0.00327707592571091" calcext:value-type="float">
            <text:p>0.0032770759</text:p>
          </table:table-cell>
          <table:table-cell table:formula="of:=20*LOG([.J12]/10.6; 10)" office:value-type="float" office:value="0" calcext:value-type="float">
            <text:p>0</text:p>
          </table:table-cell>
          <table:table-cell table:number-columns-repeated="3"/>
          <table:table-cell office:value-type="float" office:value="10604" calcext:value-type="float">
            <text:p>10604</text:p>
          </table:table-cell>
          <table:table-cell office:value-type="float" office:value="0.999855111526733" calcext:value-type="float">
            <text:p>0.999855111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*LOG([.I13];10)" office:value-type="float" office:value="-0.0255740551558537" calcext:value-type="float">
            <text:p>-0.0255740552</text:p>
          </table:table-cell>
          <table:table-cell table:formula="of:=20*LOG([.H13]/10600; 10)" office:value-type="float" office:value="0.00409615175620836" calcext:value-type="float">
            <text:p>0.0040961518</text:p>
          </table:table-cell>
          <table:table-cell table:formula="of:=20*LOG([.J13]/10.6; 10)" office:value-type="float" office:value="0" calcext:value-type="float">
            <text:p>0</text:p>
          </table:table-cell>
          <table:table-cell table:number-columns-repeated="3"/>
          <table:table-cell office:value-type="float" office:value="10605" calcext:value-type="float">
            <text:p>10605</text:p>
          </table:table-cell>
          <table:table-cell office:value-type="float" office:value="0.997060008356346" calcext:value-type="float">
            <text:p>0.997060008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0*LOG([.I14];10)" office:value-type="float" office:value="-0.198811983230601" calcext:value-type="float">
            <text:p>-0.1988119832</text:p>
          </table:table-cell>
          <table:table-cell table:formula="of:=20*LOG([.H14]/10600; 10)" office:value-type="float" office:value="0.00491515035547182" calcext:value-type="float">
            <text:p>0.0049151504</text:p>
          </table:table-cell>
          <table:table-cell table:formula="of:=20*LOG([.J14]/10.6; 10)" office:value-type="float" office:value="0" calcext:value-type="float">
            <text:p>0</text:p>
          </table:table-cell>
          <table:table-cell table:number-columns-repeated="3"/>
          <table:table-cell office:value-type="float" office:value="10606" calcext:value-type="float">
            <text:p>10606</text:p>
          </table:table-cell>
          <table:table-cell office:value-type="float" office:value="0.977370892192101" calcext:value-type="float">
            <text:p>0.977370892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*LOG([.I15];10)" office:value-type="float" office:value="-0.940849277547493" calcext:value-type="float">
            <text:p>-0.9408492775</text:p>
          </table:table-cell>
          <table:table-cell table:formula="of:=20*LOG([.H15]/10600; 10)" office:value-type="float" office:value="-0.506117305295405" calcext:value-type="float">
            <text:p>-0.5061173053</text:p>
          </table:table-cell>
          <table:table-cell table:formula="of:=20*LOG([.J15]/10.6; 10)" office:value-type="float" office:value="-0.506117305295405" calcext:value-type="float">
            <text:p>-0.506117305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89734105117248" calcext:value-type="float">
            <text:p>0.8973410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0*LOG([.I16];10)" office:value-type="float" office:value="-3.01029995663979" calcext:value-type="float">
            <text:p>-3.0102999566</text:p>
          </table:table-cell>
          <table:table-cell table:formula="of:=20*LOG([.H16]/10600; 10)" office:value-type="float" office:value="-2.44431756545653" calcext:value-type="float">
            <text:p>-2.4443175655</text:p>
          </table:table-cell>
          <table:table-cell table:formula="of:=20*LOG([.J16]/10.6; 10)" office:value-type="float" office:value="-2.70888288013164" calcext:value-type="float">
            <text:p>-2.7088828801</text:p>
          </table:table-cell>
          <table:table-cell table:number-columns-repeated="3"/>
          <table:table-cell office:value-type="float" office:value="8000" calcext:value-type="float">
            <text:p>8000</text:p>
          </table:table-cell>
          <table:table-cell office:value-type="float" office:value="0.707106781186549" calcext:value-type="float">
            <text:p>0.7071067812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*LOG([.I17];10)" office:value-type="float" office:value="-6.71586915667113" calcext:value-type="float">
            <text:p>-6.7158691567</text:p>
          </table:table-cell>
          <table:table-cell table:formula="of:=20*LOG([.H17]/10600; 10)" office:value-type="float" office:value="-4.94309229762253" calcext:value-type="float">
            <text:p>-4.9430922976</text:p>
          </table:table-cell>
          <table:table-cell table:formula="of:=20*LOG([.J17]/10.6; 10)" office:value-type="float" office:value="-6.18605043259942" calcext:value-type="float">
            <text:p>-6.1860504326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0.461537020571946" calcext:value-type="float">
            <text:p>0.461537020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0*LOG([.I18];10)" office:value-type="float" office:value="-11.5005869550285" calcext:value-type="float">
            <text:p>-11.500586955</text:p>
          </table:table-cell>
          <table:table-cell table:formula="of:=20*LOG([.H18]/10600; 10)" office:value-type="float" office:value="-9.97933175749852" calcext:value-type="float">
            <text:p>-9.9793317575</text:p>
          </table:table-cell>
          <table:table-cell table:formula="of:=20*LOG([.J18]/10.6; 10)" office:value-type="float" office:value="-10.1886404310618" calcext:value-type="float">
            <text:p>-10.1886404311</text:p>
          </table:table-cell>
          <table:table-cell table:number-columns-repeated="3"/>
          <table:table-cell office:value-type="float" office:value="3360" calcext:value-type="float">
            <text:p>3360</text:p>
          </table:table-cell>
          <table:table-cell office:value-type="float" office:value="0.266054526552876" calcext:value-type="float">
            <text:p>0.2660545266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*LOG([.I19];10)" office:value-type="float" office:value="-16.8767672084114" calcext:value-type="float">
            <text:p>-16.8767672084</text:p>
          </table:table-cell>
          <table:table-cell table:formula="of:=20*LOG([.H19]/10600; 10)" office:value-type="float" office:value="-14.1448506060402" calcext:value-type="float">
            <text:p>-14.144850606</text:p>
          </table:table-cell>
          <table:table-cell table:formula="of:=20*LOG([.J19]/10.6; 10)" office:value-type="float" office:value="-15.5958639490124" calcext:value-type="float">
            <text:p>-15.595863949</text:p>
          </table:table-cell>
          <table:table-cell table:number-columns-repeated="3"/>
          <table:table-cell office:value-type="float" office:value="2080" calcext:value-type="float">
            <text:p>2080</text:p>
          </table:table-cell>
          <table:table-cell office:value-type="float" office:value="0.143272104290128" calcext:value-type="float">
            <text:p>0.143272104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0*LOG([.I20];10)" office:value-type="float" office:value="-22.8006774260502" calcext:value-type="float">
            <text:p>-22.8006774261</text:p>
          </table:table-cell>
          <table:table-cell table:formula="of:=20*LOG([.H20]/10600; 10)" office:value-type="float" office:value="-16.4237176521769" calcext:value-type="float">
            <text:p>-16.4237176522</text:p>
          </table:table-cell>
          <table:table-cell table:formula="of:=20*LOG([.J20]/10.6; 10)" office:value-type="float" office:value="-18.9224923843429" calcext:value-type="float">
            <text:p>-18.9224923843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0.0724379462390266" calcext:value-type="float">
            <text:p>0.072437946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*LOG([.I21];10)" office:value-type="float" office:value="-29.5500422776504" calcext:value-type="float">
            <text:p>-29.5500422777</text:p>
          </table:table-cell>
          <table:table-cell table:formula="of:=20*LOG([.H21]/10600; 10)" office:value-type="float" office:value="-19.5217568518918" calcext:value-type="float">
            <text:p>-19.5217568519</text:p>
          </table:table-cell>
          <table:table-cell table:formula="of:=20*LOG([.J21]/10.6; 10)" office:value-type="float" office:value="-20.5061173052954" calcext:value-type="float">
            <text:p>-20.5061173053</text:p>
          </table:table-cell>
          <table:table-cell table:number-columns-repeated="3"/>
          <table:table-cell office:value-type="float" office:value="1120" calcext:value-type="float">
            <text:p>1120</text:p>
          </table:table-cell>
          <table:table-cell office:value-type="float" office:value="0.0333041141262224" calcext:value-type="float">
            <text:p>0.033304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0*LOG([.I22];10)" office:value-type="float" office:value="-37.7484943246292" calcext:value-type="float">
            <text:p>-37.7484943246</text:p>
          </table:table-cell>
          <table:table-cell table:formula="of:=20*LOG([.H22]/10600; 10)" office:value-type="float" office:value="-20.5061173052954" calcext:value-type="float">
            <text:p>-20.5061173053</text:p>
          </table:table-cell>
          <table:table-cell table:formula="of:=20*LOG([.J22]/10.6; 10)" office:value-type="float" office:value="-22.0205315840578" calcext:value-type="float">
            <text:p>-22.02053158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129591132075425" calcext:value-type="float">
            <text:p>0.012959113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*LOG([.I23];10)" office:value-type="float" office:value="-48.8004344665909" calcext:value-type="float">
            <text:p>-48.8004344666</text:p>
          </table:table-cell>
          <table:table-cell table:formula="of:=20*LOG([.H23]/10600; 10)" office:value-type="float" office:value="-20.5061173052954" calcext:value-type="float">
            <text:p>-20.5061173053</text:p>
          </table:table-cell>
          <table:table-cell table:formula="of:=20*LOG([.J23]/10.6; 10)" office:value-type="float" office:value="-22.8898454596796" calcext:value-type="float">
            <text:p>-22.889845459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363059894127249" calcext:value-type="float">
            <text:p>0.003630598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0*LOG([.I24];10)" office:value-type="float" office:value="-67.1478923263019" calcext:value-type="float">
            <text:p>-67.1478923263</text:p>
          </table:table-cell>
          <table:table-cell table:formula="of:=20*LOG([.H24]/10600; 10)" office:value-type="float" office:value="-20.5061173052954" calcext:value-type="float">
            <text:p>-20.5061173053</text:p>
          </table:table-cell>
          <table:table-cell table:formula="of:=20*LOG([.J24]/10.6; 10)" office:value-type="float" office:value="-23.35946737667" calcext:value-type="float">
            <text:p>-23.359467376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0439142412772426" calcext:value-type="float">
            <text:p>0.00043914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*LOG([.I25];10)" office:value-type="float" office:value="-77.2329273440123" calcext:value-type="float">
            <text:p>-77.232927344</text:p>
          </table:table-cell>
          <table:table-cell table:formula="of:=20*LOG([.H25]/10600; 10)" office:value-type="float" office:value="-20.5061173052954" calcext:value-type="float">
            <text:p>-20.5061173053</text:p>
          </table:table-cell>
          <table:table-cell table:formula="of:=20*LOG([.J25]/10.6; 10)" office:value-type="float" office:value="-23.8559390511707" calcext:value-type="float">
            <text:p>-23.855939051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1" office:value-type="float" office:value="0.000137516127128136" calcext:value-type="float">
            <text:p>1.38E-04</text:p>
          </table:table-cell>
          <table:table-cell office:value-type="float" office:value="0.68" calcext:value-type="float">
            <text:p>0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02:33:42.00901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38:59.966447599</meta:creation-date>
    <dc:date>2019-03-18T02:51:16.342421556</dc:date>
    <meta:editing-duration>PT1H36M9S</meta:editing-duration>
    <meta:editing-cycles>8</meta:editing-cycles>
    <meta:generator>LibreOffice/5.1.6.2$Linux_X86_64 LibreOffice_project/10m0$Build-2</meta:generator>
    <meta:document-statistic meta:table-count="1" meta:cell-count="1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99cm" svg:height="12.113cm" xlink:href=".." xlink:type="simple" chart:class="chart:scatter" chart:style-name="ch1">
        <chart:title svg:x="8.99cm" svg:y="0.378cm" chart:style-name="ch2">
          <text:p>IIR magnitude</text:p>
        </chart:title>
        <chart:legend chart:legend-position="end" svg:x="17.65cm" svg:y="5.259cm" style:legend-expansion="high" chart:style-name="ch3"/>
        <chart:plot-area chart:style-name="ch4" table:cell-range-address="Sheet1.A2:Sheet1.D25 Sheet1.B1:Sheet1.D1" chart:data-source-has-labels="row" svg:x="1.428cm" svg:y="1.399cm" svg:width="15.805cm" svg:height="9.491cm">
          <chartooo:coordinate-region svg:x="2.155cm" svg:y="1.598cm" svg:width="14.891cm" svg:height="9.093cm"/>
          <chart:axis chart:dimension="x" chart:name="primary-x" chart:style-name="ch5">
            <chart:title svg:x="8.188cm" svg:y="11.132cm" chart:style-name="ch6">
              <text:p>Frequency kHz</text:p>
            </chart:title>
          </chart:axis>
          <chart:axis chart:dimension="y" chart:name="primary-y" chart:style-name="ch5">
            <chart:title svg:x="0.451cm" svg:y="6.4cm" chart:style-name="ch7">
              <text:p>dB</text:p>
            </chart:title>
            <chart:grid chart:style-name="ch8" chart:class="major"/>
          </chart:axis>
          <chart:series chart:style-name="ch9" chart:values-cell-range-address="Sheet1.B2:Sheet1.B25" chart:label-cell-address="Sheet1.B1:Sheet1.B1" chart:class="chart:scatter">
            <chart:domain table:cell-range-address="Sheet1.A2:Sheet1.A25"/>
            <chart:data-point chart:repeated="24"/>
          </chart:series>
          <chart:series chart:style-name="ch10" chart:values-cell-range-address="Sheet1.C2:Sheet1.C25" chart:label-cell-address="Sheet1.C1:Sheet1.C1" chart:class="chart:scatter">
            <chart:data-point chart:repeated="24"/>
          </chart:series>
          <chart:series chart:style-name="ch11" chart:values-cell-range-address="Sheet1.D2:Sheet1.D25" chart:label-cell-address="Sheet1.D1:Sheet1.D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LAB dB</text:p>
                <draw:g>
                  <svg:desc>Sheet1.B1:Sheet1.B1</svg:desc>
                </draw:g>
              </table:table-cell>
              <table:table-cell office:value-type="string">
                <text:p>C dB</text:p>
                <draw:g>
                  <svg:desc>Sheet1.C1:Sheet1.C1</svg:desc>
                </draw:g>
              </table:table-cell>
              <table:table-cell office:value-type="string">
                <text:p>SOS dB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</svg:desc>
                </draw:g>
              </table:table-cell>
              <table:table-cell office:value-type="float" office:value="-49.3369115330475">
                <text:p>-49.3369115330475</text:p>
                <draw:g>
                  <svg:desc>Sheet1.B2:Sheet1.B25</svg:desc>
                </draw:g>
              </table:table-cell>
              <table:table-cell office:value-type="float" office:value="-21.616463862292">
                <text:p>-21.616463862292</text:p>
                <draw:g>
                  <svg:desc>Sheet1.C2:Sheet1.C25</svg:desc>
                </draw:g>
              </table:table-cell>
              <table:table-cell office:value-type="float" office:value="-23.8559390511707">
                <text:p>-23.8559390511707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0.4835221115882">
                <text:p>-30.4835221115882</text:p>
              </table:table-cell>
              <table:table-cell office:value-type="float" office:value="-18.9224923843429">
                <text:p>-18.9224923843429</text:p>
              </table:table-cell>
              <table:table-cell office:value-type="float" office:value="-22.8898454596796">
                <text:p>-22.8898454596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8.5780755990612">
                <text:p>-18.5780755990612</text:p>
              </table:table-cell>
              <table:table-cell office:value-type="float" office:value="-21.616463862292">
                <text:p>-21.616463862292</text:p>
              </table:table-cell>
              <table:table-cell office:value-type="float" office:value="-16.2092403443414">
                <text:p>-16.2092403443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9.42318005234067">
                <text:p>-9.42318005234067</text:p>
              </table:table-cell>
              <table:table-cell office:value-type="float" office:value="-16.4237176521769">
                <text:p>-16.4237176521769</text:p>
              </table:table-cell>
              <table:table-cell office:value-type="float" office:value="-8.3784900030833">
                <text:p>-8.3784900030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.01029995663978">
                <text:p>-3.01029995663978</text:p>
              </table:table-cell>
              <table:table-cell office:value-type="float" office:value="-8.12425069276055">
                <text:p>-8.12425069276055</text:p>
              </table:table-cell>
              <table:table-cell office:value-type="float" office:value="-2.35789008980368">
                <text:p>-2.3578900898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490793184302333">
                <text:p>-0.490793184302333</text:p>
              </table:table-cell>
              <table:table-cell office:value-type="float" office:value="-2.18757307135309">
                <text:p>-2.1875730713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0431819157242101">
                <text:p>-0.0431819157242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00138813945885173">
                <text:p>-0.00138813945885173</text:p>
              </table:table-cell>
              <table:table-cell office:value-type="float" office:value="0.000819384901138166">
                <text:p>0.000819384901138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00000110701755543682">
                <text:p>-0.00000110701755543682</text:p>
              </table:table-cell>
              <table:table-cell office:value-type="float" office:value="0.00163869251274911">
                <text:p>0.00163869251274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00000245915822097029">
                <text:p>-0.00000245915822097029</text:p>
              </table:table-cell>
              <table:table-cell office:value-type="float" office:value="0.00245792284941619">
                <text:p>0.0024579228494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00125857646743718">
                <text:p>-0.00125857646743718</text:p>
              </table:table-cell>
              <table:table-cell office:value-type="float" office:value="0.00327707592571091">
                <text:p>0.0032770759257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0255740551558537">
                <text:p>-0.0255740551558537</text:p>
              </table:table-cell>
              <table:table-cell office:value-type="float" office:value="0.00409615175620836">
                <text:p>0.0040961517562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198811983230601">
                <text:p>-0.198811983230601</text:p>
              </table:table-cell>
              <table:table-cell office:value-type="float" office:value="0.00491515035547182">
                <text:p>0.0049151503554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940849277547493">
                <text:p>-0.940849277547493</text:p>
              </table:table-cell>
              <table:table-cell office:value-type="float" office:value="-0.506117305295405">
                <text:p>-0.506117305295405</text:p>
              </table:table-cell>
              <table:table-cell office:value-type="float" office:value="-0.506117305295405">
                <text:p>-0.506117305295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.01029995663979">
                <text:p>-3.01029995663979</text:p>
              </table:table-cell>
              <table:table-cell office:value-type="float" office:value="-2.44431756545653">
                <text:p>-2.44431756545653</text:p>
              </table:table-cell>
              <table:table-cell office:value-type="float" office:value="-2.70888288013164">
                <text:p>-2.70888288013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6.71586915667113">
                <text:p>-6.71586915667113</text:p>
              </table:table-cell>
              <table:table-cell office:value-type="float" office:value="-4.94309229762253">
                <text:p>-4.94309229762253</text:p>
              </table:table-cell>
              <table:table-cell office:value-type="float" office:value="-6.18605043259942">
                <text:p>-6.18605043259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1.5005869550285">
                <text:p>-11.5005869550285</text:p>
              </table:table-cell>
              <table:table-cell office:value-type="float" office:value="-9.97933175749852">
                <text:p>-9.97933175749852</text:p>
              </table:table-cell>
              <table:table-cell office:value-type="float" office:value="-10.1886404310618">
                <text:p>-10.1886404310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6.8767672084114">
                <text:p>-16.8767672084114</text:p>
              </table:table-cell>
              <table:table-cell office:value-type="float" office:value="-14.1448506060402">
                <text:p>-14.1448506060402</text:p>
              </table:table-cell>
              <table:table-cell office:value-type="float" office:value="-15.5958639490124">
                <text:p>-15.5958639490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22.8006774260502">
                <text:p>-22.8006774260502</text:p>
              </table:table-cell>
              <table:table-cell office:value-type="float" office:value="-16.4237176521769">
                <text:p>-16.4237176521769</text:p>
              </table:table-cell>
              <table:table-cell office:value-type="float" office:value="-18.9224923843429">
                <text:p>-18.9224923843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9.5500422776504">
                <text:p>-29.5500422776504</text:p>
              </table:table-cell>
              <table:table-cell office:value-type="float" office:value="-19.5217568518918">
                <text:p>-19.5217568518918</text:p>
              </table:table-cell>
              <table:table-cell office:value-type="float" office:value="-20.5061173052954">
                <text:p>-20.50611730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37.7484943246292">
                <text:p>-37.7484943246292</text:p>
              </table:table-cell>
              <table:table-cell office:value-type="float" office:value="-20.5061173052954">
                <text:p>-20.5061173052954</text:p>
              </table:table-cell>
              <table:table-cell office:value-type="float" office:value="-22.0205315840578">
                <text:p>-22.0205315840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48.8004344665909">
                <text:p>-48.8004344665909</text:p>
              </table:table-cell>
              <table:table-cell office:value-type="float" office:value="-20.5061173052954">
                <text:p>-20.5061173052954</text:p>
              </table:table-cell>
              <table:table-cell office:value-type="float" office:value="-22.8898454596796">
                <text:p>-22.8898454596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67.1478923263019">
                <text:p>-67.1478923263019</text:p>
              </table:table-cell>
              <table:table-cell office:value-type="float" office:value="-20.5061173052954">
                <text:p>-20.5061173052954</text:p>
              </table:table-cell>
              <table:table-cell office:value-type="float" office:value="-23.35946737667">
                <text:p>-23.35946737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77.2329273440123">
                <text:p>-77.2329273440123</text:p>
              </table:table-cell>
              <table:table-cell office:value-type="float" office:value="-20.5061173052954">
                <text:p>-20.5061173052954</text:p>
              </table:table-cell>
              <table:table-cell office:value-type="float" office:value="-23.8559390511707">
                <text:p>-23.8559390511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